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5169in" svg:height="4.5594in" svg:x="0.7795in" svg:y="3.5031in">
            <draw:object draw:notify-on-update-of-ranges="Sheet1.M4:Sheet1.M20 Sheet1.A4:Sheet1.A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style-name="ce1" office:value-type="string">
            <text:p>Suspension</text:p>
          </table:table-cell>
          <table:table-cell table:number-columns-repeated="5"/>
          <table:table-cell table:style-name="ce1" office:value-type="string">
            <text:p>Barrier</text:p>
          </table:table-cell>
          <table:table-cell table:number-columns-repeated="5"/>
          <table:table-cell office:value-type="string">
            <text:p>Suspension/Barrier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0262227">
            <text:p>0.000262227</text:p>
          </table:table-cell>
          <table:table-cell office:value-type="float" office:value="3.054887">
            <text:p>3.054887</text:p>
          </table:table-cell>
          <table:table-cell office:value-type="float" office:value="0.030547568">
            <text:p>0.030547568</text:p>
          </table:table-cell>
          <table:table-cell office:value-type="float" office:value="15.310219">
            <text:p>15.310219</text:p>
          </table:table-cell>
          <table:table-cell/>
          <table:table-cell office:value-type="float" office:value="800">
            <text:p>800</text:p>
          </table:table-cell>
          <table:table-cell office:value-type="float" office:value="0.000261954">
            <text:p>0.000261954</text:p>
          </table:table-cell>
          <table:table-cell office:value-type="float" office:value="3.0526748">
            <text:p>3.0526748</text:p>
          </table:table-cell>
          <table:table-cell office:value-type="float" office:value="0.030524722">
            <text:p>0.030524722</text:p>
          </table:table-cell>
          <table:table-cell office:value-type="float" office:value="15.298227">
            <text:p>15.298227</text:p>
          </table:table-cell>
          <table:table-cell/>
          <table:table-cell table:formula="of:=[.E4]/[.K4]" office:value-type="float" office:value="1.00078388168773">
            <text:p>1.0007838817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000230789">
            <text:p>0.000230789</text:p>
          </table:table-cell>
          <table:table-cell office:value-type="float" office:value="2.3722854">
            <text:p>2.3722854</text:p>
          </table:table-cell>
          <table:table-cell office:value-type="float" office:value="0.023721626">
            <text:p>0.023721626</text:p>
          </table:table-cell>
          <table:table-cell office:value-type="float" office:value="11.892163">
            <text:p>11.892163</text:p>
          </table:table-cell>
          <table:table-cell/>
          <table:table-cell office:value-type="float" office:value="700">
            <text:p>700</text:p>
          </table:table-cell>
          <table:table-cell office:value-type="float" office:value="0.000230897">
            <text:p>0.000230897</text:p>
          </table:table-cell>
          <table:table-cell office:value-type="float" office:value="2.3797608">
            <text:p>2.3797608</text:p>
          </table:table-cell>
          <table:table-cell office:value-type="float" office:value="0.023795532">
            <text:p>0.023795532</text:p>
          </table:table-cell>
          <table:table-cell office:value-type="float" office:value="11.929301">
            <text:p>11.929301</text:p>
          </table:table-cell>
          <table:table-cell/>
          <table:table-cell table:formula="of:=[.E5]/[.K5]" office:value-type="float" office:value="0.996886825137533">
            <text:p>0.996886825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000199106">
            <text:p>0.000199106</text:p>
          </table:table-cell>
          <table:table-cell office:value-type="float" office:value="1.7400762">
            <text:p>1.7400762</text:p>
          </table:table-cell>
          <table:table-cell office:value-type="float" office:value="0.017399324">
            <text:p>0.017399324</text:p>
          </table:table-cell>
          <table:table-cell office:value-type="float" office:value="8.727183">
            <text:p>8.727183</text:p>
          </table:table-cell>
          <table:table-cell/>
          <table:table-cell office:value-type="float" office:value="600">
            <text:p>600</text:p>
          </table:table-cell>
          <table:table-cell office:value-type="float" office:value="0.00019783">
            <text:p>0.00019783</text:p>
          </table:table-cell>
          <table:table-cell office:value-type="float" office:value="1.7378798">
            <text:p>1.7378798</text:p>
          </table:table-cell>
          <table:table-cell office:value-type="float" office:value="0.01737664">
            <text:p>0.01737664</text:p>
          </table:table-cell>
          <table:table-cell office:value-type="float" office:value="8.715672">
            <text:p>8.715672</text:p>
          </table:table-cell>
          <table:table-cell/>
          <table:table-cell table:formula="of:=[.E6]/[.K6]" office:value-type="float" office:value="1.00132072432281">
            <text:p>1.001320724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000166245">
            <text:p>0.000166245</text:p>
          </table:table-cell>
          <table:table-cell office:value-type="float" office:value="1.2265556">
            <text:p>1.2265556</text:p>
          </table:table-cell>
          <table:table-cell office:value-type="float" office:value="0.012264294">
            <text:p>0.012264294</text:p>
          </table:table-cell>
          <table:table-cell office:value-type="float" office:value="6.156283">
            <text:p>6.156283</text:p>
          </table:table-cell>
          <table:table-cell/>
          <table:table-cell office:value-type="float" office:value="500">
            <text:p>500</text:p>
          </table:table-cell>
          <table:table-cell office:value-type="float" office:value="0.000166154">
            <text:p>0.000166154</text:p>
          </table:table-cell>
          <table:table-cell office:value-type="float" office:value="1.2229404">
            <text:p>1.2229404</text:p>
          </table:table-cell>
          <table:table-cell office:value-type="float" office:value="0.01222675">
            <text:p>0.01222675</text:p>
          </table:table-cell>
          <table:table-cell office:value-type="float" office:value="6.137885">
            <text:p>6.137885</text:p>
          </table:table-cell>
          <table:table-cell/>
          <table:table-cell table:formula="of:=[.E7]/[.K7]" office:value-type="float" office:value="1.00299744944716">
            <text:p>1.002997449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00133757">
            <text:p>0.000133757</text:p>
          </table:table-cell>
          <table:table-cell office:value-type="float" office:value="0.8021244">
            <text:p>0.8021244</text:p>
          </table:table-cell>
          <table:table-cell office:value-type="float" office:value="0.008019452">
            <text:p>0.008019452</text:p>
          </table:table-cell>
          <table:table-cell office:value-type="float" office:value="4.030997">
            <text:p>4.030997</text:p>
          </table:table-cell>
          <table:table-cell/>
          <table:table-cell office:value-type="float" office:value="400">
            <text:p>400</text:p>
          </table:table-cell>
          <table:table-cell office:value-type="float" office:value="0.000134143">
            <text:p>0.000134143</text:p>
          </table:table-cell>
          <table:table-cell office:value-type="float" office:value="0.8139218">
            <text:p>0.8139218</text:p>
          </table:table-cell>
          <table:table-cell office:value-type="float" office:value="0.008136534">
            <text:p>0.008136534</text:p>
          </table:table-cell>
          <table:table-cell office:value-type="float" office:value="4.089497">
            <text:p>4.089497</text:p>
          </table:table-cell>
          <table:table-cell/>
          <table:table-cell table:formula="of:=[.E8]/[.K8]" office:value-type="float" office:value="0.985695062253377">
            <text:p>0.9856950623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00102066">
            <text:p>0.000102066</text:p>
          </table:table-cell>
          <table:table-cell office:value-type="float" office:value="0.4602982">
            <text:p>0.4602982</text:p>
          </table:table-cell>
          <table:table-cell office:value-type="float" office:value="0.004601382">
            <text:p>0.004601382</text:p>
          </table:table-cell>
          <table:table-cell office:value-type="float" office:value="2.315243">
            <text:p>2.315243</text:p>
          </table:table-cell>
          <table:table-cell/>
          <table:table-cell office:value-type="float" office:value="300">
            <text:p>300</text:p>
          </table:table-cell>
          <table:table-cell office:value-type="float" office:value="0.000101642">
            <text:p>0.000101642</text:p>
          </table:table-cell>
          <table:table-cell office:value-type="float" office:value="0.4630744">
            <text:p>0.4630744</text:p>
          </table:table-cell>
          <table:table-cell office:value-type="float" office:value="0.004628622">
            <text:p>0.004628622</text:p>
          </table:table-cell>
          <table:table-cell office:value-type="float" office:value="2.329379">
            <text:p>2.329379</text:p>
          </table:table-cell>
          <table:table-cell/>
          <table:table-cell table:formula="of:=[.E9]/[.K9]" office:value-type="float" office:value="0.993931429793091">
            <text:p>0.9939314298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00070133">
            <text:p>0.000070133</text:p>
          </table:table-cell>
          <table:table-cell office:value-type="float" office:value="0.2239856">
            <text:p>0.2239856</text:p>
          </table:table-cell>
          <table:table-cell office:value-type="float" office:value="0.00223823">
            <text:p>0.00223823</text:p>
          </table:table-cell>
          <table:table-cell office:value-type="float" office:value="1.130531">
            <text:p>1.130531</text:p>
          </table:table-cell>
          <table:table-cell/>
          <table:table-cell office:value-type="float" office:value="200">
            <text:p>200</text:p>
          </table:table-cell>
          <table:table-cell office:value-type="float" office:value="0.000069696">
            <text:p>0.000069696</text:p>
          </table:table-cell>
          <table:table-cell office:value-type="float" office:value="0.2221454">
            <text:p>0.2221454</text:p>
          </table:table-cell>
          <table:table-cell office:value-type="float" office:value="0.002217774">
            <text:p>0.002217774</text:p>
          </table:table-cell>
          <table:table-cell office:value-type="float" office:value="1.120749">
            <text:p>1.120749</text:p>
          </table:table-cell>
          <table:table-cell/>
          <table:table-cell table:formula="of:=[.E10]/[.K10]" office:value-type="float" office:value="1.00872809166013">
            <text:p>1.008728091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038035">
            <text:p>0.000038035</text:p>
          </table:table-cell>
          <table:table-cell office:value-type="float" office:value="0.0750414">
            <text:p>0.0750414</text:p>
          </table:table-cell>
          <table:table-cell office:value-type="float" office:value="0.00074876">
            <text:p>0.00074876</text:p>
          </table:table-cell>
          <table:table-cell office:value-type="float" office:value="0.38198">
            <text:p>0.38198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038058">
            <text:p>0.000038058</text:p>
          </table:table-cell>
          <table:table-cell office:value-type="float" office:value="0.0744982">
            <text:p>0.0744982</text:p>
          </table:table-cell>
          <table:table-cell office:value-type="float" office:value="0.000741568">
            <text:p>0.000741568</text:p>
          </table:table-cell>
          <table:table-cell office:value-type="float" office:value="0.379228">
            <text:p>0.379228</text:p>
          </table:table-cell>
          <table:table-cell/>
          <table:table-cell table:formula="of:=[.E11]/[.K11]" office:value-type="float" office:value="1.00725684812303">
            <text:p>1.007256848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000035448">
            <text:p>0.000035448</text:p>
          </table:table-cell>
          <table:table-cell office:value-type="float" office:value="0.066276">
            <text:p>0.066276</text:p>
          </table:table-cell>
          <table:table-cell office:value-type="float" office:value="0.000660858">
            <text:p>0.000660858</text:p>
          </table:table-cell>
          <table:table-cell office:value-type="float" office:value="0.337812">
            <text:p>0.337812</text:p>
          </table:table-cell>
          <table:table-cell/>
          <table:table-cell office:value-type="float" office:value="90">
            <text:p>90</text:p>
          </table:table-cell>
          <table:table-cell office:value-type="float" office:value="0.000035366">
            <text:p>0.000035366</text:p>
          </table:table-cell>
          <table:table-cell office:value-type="float" office:value="0.0667278">
            <text:p>0.0667278</text:p>
          </table:table-cell>
          <table:table-cell office:value-type="float" office:value="0.00066413">
            <text:p>0.00066413</text:p>
          </table:table-cell>
          <table:table-cell office:value-type="float" office:value="0.340091">
            <text:p>0.340091</text:p>
          </table:table-cell>
          <table:table-cell/>
          <table:table-cell table:formula="of:=[.E12]/[.K12]" office:value-type="float" office:value="0.993298852365984">
            <text:p>0.9932988524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031738">
            <text:p>0.000031738</text:p>
          </table:table-cell>
          <table:table-cell office:value-type="float" office:value="0.0541738">
            <text:p>0.0541738</text:p>
          </table:table-cell>
          <table:table-cell office:value-type="float" office:value="0.000539776">
            <text:p>0.000539776</text:p>
          </table:table-cell>
          <table:table-cell office:value-type="float" office:value="0.276936">
            <text:p>0.276936</text:p>
          </table:table-cell>
          <table:table-cell/>
          <table:table-cell office:value-type="float" office:value="80">
            <text:p>80</text:p>
          </table:table-cell>
          <table:table-cell office:value-type="float" office:value="0.000031972">
            <text:p>0.000031972</text:p>
          </table:table-cell>
          <table:table-cell office:value-type="float" office:value="0.0542716">
            <text:p>0.0542716</text:p>
          </table:table-cell>
          <table:table-cell office:value-type="float" office:value="0.000540596">
            <text:p>0.000540596</text:p>
          </table:table-cell>
          <table:table-cell office:value-type="float" office:value="0.277208">
            <text:p>0.277208</text:p>
          </table:table-cell>
          <table:table-cell/>
          <table:table-cell table:formula="of:=[.E13]/[.K13]" office:value-type="float" office:value="0.999018787336585">
            <text:p>0.999018787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000028723">
            <text:p>0.000028723</text:p>
          </table:table-cell>
          <table:table-cell office:value-type="float" office:value="0.0474804">
            <text:p>0.0474804</text:p>
          </table:table-cell>
          <table:table-cell office:value-type="float" office:value="0.000473002">
            <text:p>0.000473002</text:p>
          </table:table-cell>
          <table:table-cell office:value-type="float" office:value="0.242833">
            <text:p>0.242833</text:p>
          </table:table-cell>
          <table:table-cell/>
          <table:table-cell office:value-type="float" office:value="70">
            <text:p>70</text:p>
          </table:table-cell>
          <table:table-cell office:value-type="float" office:value="0.000028838">
            <text:p>0.000028838</text:p>
          </table:table-cell>
          <table:table-cell office:value-type="float" office:value="0.0482282">
            <text:p>0.0482282</text:p>
          </table:table-cell>
          <table:table-cell office:value-type="float" office:value="0.000480194">
            <text:p>0.000480194</text:p>
          </table:table-cell>
          <table:table-cell office:value-type="float" office:value="0.247004">
            <text:p>0.247004</text:p>
          </table:table-cell>
          <table:table-cell/>
          <table:table-cell table:formula="of:=[.E14]/[.K14]" office:value-type="float" office:value="0.983113633787307">
            <text:p>0.983113633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000029677">
            <text:p>0.000029677</text:p>
          </table:table-cell>
          <table:table-cell office:value-type="float" office:value="0.0597138">
            <text:p>0.0597138</text:p>
          </table:table-cell>
          <table:table-cell office:value-type="float" office:value="0.000595718">
            <text:p>0.000595718</text:p>
          </table:table-cell>
          <table:table-cell office:value-type="float" office:value="0.3039">
            <text:p>0.3039</text:p>
          </table:table-cell>
          <table:table-cell/>
          <table:table-cell office:value-type="float" office:value="60">
            <text:p>60</text:p>
          </table:table-cell>
          <table:table-cell office:value-type="float" office:value="0.000025821">
            <text:p>0.000025821</text:p>
          </table:table-cell>
          <table:table-cell office:value-type="float" office:value="0.038442">
            <text:p>0.038442</text:p>
          </table:table-cell>
          <table:table-cell office:value-type="float" office:value="0.00038293">
            <text:p>0.00038293</text:p>
          </table:table-cell>
          <table:table-cell office:value-type="float" office:value="0.197243">
            <text:p>0.197243</text:p>
          </table:table-cell>
          <table:table-cell/>
          <table:table-cell table:formula="of:=[.E15]/[.K15]" office:value-type="float" office:value="1.54073908833267">
            <text:p>1.5407390883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0022567">
            <text:p>0.000022567</text:p>
          </table:table-cell>
          <table:table-cell office:value-type="float" office:value="0.033468">
            <text:p>0.033468</text:p>
          </table:table-cell>
          <table:table-cell office:value-type="float" office:value="0.00033314">
            <text:p>0.00033314</text:p>
          </table:table-cell>
          <table:table-cell office:value-type="float" office:value="0.172084">
            <text:p>0.172084</text:p>
          </table:table-cell>
          <table:table-cell/>
          <table:table-cell office:value-type="float" office:value="50">
            <text:p>50</text:p>
          </table:table-cell>
          <table:table-cell office:value-type="float" office:value="0.00002282">
            <text:p>0.00002282</text:p>
          </table:table-cell>
          <table:table-cell office:value-type="float" office:value="0.0386432">
            <text:p>0.0386432</text:p>
          </table:table-cell>
          <table:table-cell office:value-type="float" office:value="0.000384724">
            <text:p>0.000384724</text:p>
          </table:table-cell>
          <table:table-cell office:value-type="float" office:value="0.198289">
            <text:p>0.198289</text:p>
          </table:table-cell>
          <table:table-cell/>
          <table:table-cell table:formula="of:=[.E16]/[.K16]" office:value-type="float" office:value="0.867844408918296">
            <text:p>0.867844408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0019668">
            <text:p>0.000019668</text:p>
          </table:table-cell>
          <table:table-cell office:value-type="float" office:value="0.0293064">
            <text:p>0.0293064</text:p>
          </table:table-cell>
          <table:table-cell office:value-type="float" office:value="0.000290432">
            <text:p>0.000290432</text:p>
          </table:table-cell>
          <table:table-cell office:value-type="float" office:value="0.156877">
            <text:p>0.156877</text:p>
          </table:table-cell>
          <table:table-cell/>
          <table:table-cell office:value-type="float" office:value="40">
            <text:p>40</text:p>
          </table:table-cell>
          <table:table-cell office:value-type="float" office:value="0.000019647">
            <text:p>0.000019647</text:p>
          </table:table-cell>
          <table:table-cell office:value-type="float" office:value="0.0280798">
            <text:p>0.0280798</text:p>
          </table:table-cell>
          <table:table-cell office:value-type="float" office:value="0.000279172">
            <text:p>0.000279172</text:p>
          </table:table-cell>
          <table:table-cell office:value-type="float" office:value="0.147388">
            <text:p>0.147388</text:p>
          </table:table-cell>
          <table:table-cell/>
          <table:table-cell table:formula="of:=[.E17]/[.K17]" office:value-type="float" office:value="1.06438108936956">
            <text:p>1.064381089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001603">
            <text:p>0.00001603</text:p>
          </table:table-cell>
          <table:table-cell office:value-type="float" office:value="0.0294862">
            <text:p>0.0294862</text:p>
          </table:table-cell>
          <table:table-cell office:value-type="float" office:value="0.000293538">
            <text:p>0.000293538</text:p>
          </table:table-cell>
          <table:table-cell office:value-type="float" office:value="0.15645">
            <text:p>0.15645</text:p>
          </table:table-cell>
          <table:table-cell/>
          <table:table-cell office:value-type="float" office:value="30">
            <text:p>30</text:p>
          </table:table-cell>
          <table:table-cell office:value-type="float" office:value="0.000016911">
            <text:p>0.000016911</text:p>
          </table:table-cell>
          <table:table-cell office:value-type="float" office:value="0.025341">
            <text:p>0.025341</text:p>
          </table:table-cell>
          <table:table-cell office:value-type="float" office:value="0.0002508">
            <text:p>0.0002508</text:p>
          </table:table-cell>
          <table:table-cell office:value-type="float" office:value="0.135662">
            <text:p>0.135662</text:p>
          </table:table-cell>
          <table:table-cell/>
          <table:table-cell table:formula="of:=[.E18]/[.K18]" office:value-type="float" office:value="1.15323377216907">
            <text:p>1.15323377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0013166">
            <text:p>0.000013166</text:p>
          </table:table-cell>
          <table:table-cell office:value-type="float" office:value="0.0303854">
            <text:p>0.0303854</text:p>
          </table:table-cell>
          <table:table-cell office:value-type="float" office:value="0.000302162">
            <text:p>0.000302162</text:p>
          </table:table-cell>
          <table:table-cell office:value-type="float" office:value="0.158843">
            <text:p>0.158843</text:p>
          </table:table-cell>
          <table:table-cell/>
          <table:table-cell office:value-type="float" office:value="20">
            <text:p>20</text:p>
          </table:table-cell>
          <table:table-cell office:value-type="float" office:value="0.000014559">
            <text:p>0.000014559</text:p>
          </table:table-cell>
          <table:table-cell office:value-type="float" office:value="0.0331302">
            <text:p>0.0331302</text:p>
          </table:table-cell>
          <table:table-cell office:value-type="float" office:value="0.000322036">
            <text:p>0.000322036</text:p>
          </table:table-cell>
          <table:table-cell office:value-type="float" office:value="0.17269">
            <text:p>0.17269</text:p>
          </table:table-cell>
          <table:table-cell/>
          <table:table-cell table:formula="of:=[.E19]/[.K19]" office:value-type="float" office:value="0.919815855000289">
            <text:p>0.9198158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09896">
            <text:p>0.000009896</text:p>
          </table:table-cell>
          <table:table-cell office:value-type="float" office:value="0.02956">
            <text:p>0.02956</text:p>
          </table:table-cell>
          <table:table-cell office:value-type="float" office:value="0.00029356">
            <text:p>0.00029356</text:p>
          </table:table-cell>
          <table:table-cell office:value-type="float" office:value="0.15344">
            <text:p>0.15344</text:p>
          </table:table-cell>
          <table:table-cell/>
          <table:table-cell office:value-type="float" office:value="10">
            <text:p>10</text:p>
          </table:table-cell>
          <table:table-cell office:value-type="float" office:value="0.000009565">
            <text:p>0.000009565</text:p>
          </table:table-cell>
          <table:table-cell office:value-type="float" office:value="0.0303946">
            <text:p>0.0303946</text:p>
          </table:table-cell>
          <table:table-cell office:value-type="float" office:value="0.000298994">
            <text:p>0.000298994</text:p>
          </table:table-cell>
          <table:table-cell office:value-type="float" office:value="0.1572">
            <text:p>0.1572</text:p>
          </table:table-cell>
          <table:table-cell/>
          <table:table-cell table:formula="of:=[.E20]/[.K20]" office:value-type="float" office:value="0.976081424936387">
            <text:p>0.9760814249</text:p>
          </table:table-cell>
        </table:table-row>
        <table:table-row table:style-name="ro1" table:number-rows-repeated="27">
          <table:table-cell table:number-columns-repeated="13"/>
        </table:table-row>
        <table:table-row table:style-name="ro2" table:number-rows-repeated="1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rdmann</meta:initial-creator>
    <meta:creation-date>2012-08-28T12:54:34</meta:creation-date>
    <dc:date>2012-08-28T14:32:27</dc:date>
    <dc:creator>Michael Erdmann</dc:creator>
    <meta:editing-duration>PT1H22M31S</meta:editing-duration>
    <meta:editing-cycles>3</meta:editing-cycles>
    <meta:generator>LibreOffice/3.5$Linux_X86_64 LibreOffice_project/350m1$Build-403</meta:generator>
    <meta:document-statistic meta:table-count="3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.6" chart:interval-major="0.1" chart:reverse-direction="false" text:line-break="false" chart:axis-position="0.5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4cm" svg:height="11.582cm" xlink:href=".." xlink:type="simple" chart:class="chart:scatter" chart:style-name="ch1">
        <chart:title svg:x="5.204cm" svg:y="0.367cm" chart:style-name="ch2">
          <text:p>Ratio Execution time vs. Number of Particles</text:p>
        </chart:title>
        <chart:legend chart:legend-position="end" svg:x="16.189cm" svg:y="5.492cm" style:legend-expansion="high" chart:style-name="ch3"/>
        <chart:plot-area chart:style-name="ch4" table:cell-range-address="Sheet1.A4:Sheet1.A20 Sheet1.M4:Sheet1.M20" svg:x="1.392cm" svg:y="1.839cm" svg:width="14.035cm" svg:height="8.531cm">
          <chartooo:coordinate-region svg:x="2.119cm" svg:y="2.038cm" svg:width="12.936cm" svg:height="7.685cm"/>
          <chart:axis chart:dimension="x" chart:name="primary-x" chart:style-name="ch5">
            <chart:title svg:x="6.91cm" svg:y="10.601cm" chart:style-name="ch6">
              <text:p>Number of Particles</text:p>
            </chart:title>
          </chart:axis>
          <chart:axis chart:dimension="y" chart:name="primary-y" chart:style-name="ch7">
            <chart:title svg:x="0.451cm" svg:y="6.545cm" chart:style-name="ch8">
              <text:p>Ratio</text:p>
            </chart:title>
            <chart:grid chart:style-name="ch9" chart:class="major"/>
          </chart:axis>
          <chart:series chart:style-name="ch10" chart:values-cell-range-address="Sheet1.M4:Sheet1.M20" chart:class="chart:scatter">
            <chart:domain table:cell-range-address="Sheet1.A4:Sheet1.A2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4:Sheet1.A20</svg:desc>
                </draw:g>
              </table:table-cell>
              <table:table-cell office:value-type="float" office:value="1.00078388168773">
                <text:p>1.00078388168773</text:p>
                <draw:g>
                  <svg:desc>Sheet1.M4:Sheet1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0.996886825137533">
                <text:p>0.996886825137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.00132072432281">
                <text:p>1.00132072432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00299744944716">
                <text:p>1.0029974494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985695062253377">
                <text:p>0.985695062253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993931429793091">
                <text:p>0.993931429793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00872809166013">
                <text:p>1.00872809166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00725684812303">
                <text:p>1.00725684812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993298852365984">
                <text:p>0.993298852365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999018787336585">
                <text:p>0.999018787336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83113633787307">
                <text:p>0.983113633787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1.54073908833267">
                <text:p>1.54073908833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867844408918296">
                <text:p>0.867844408918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.06438108936956">
                <text:p>1.06438108936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15323377216907">
                <text:p>1.15323377216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919815855000289">
                <text:p>0.919815855000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976081424936387">
                <text:p>0.976081424936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